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weight="bold" officeooo:rsid="0025153f" officeooo:paragraph-rsid="0025153f" style:font-size-asian="10pt" style:font-weight-asian="bold" style:font-size-complex="10pt" style:font-weight-complex="bold"/>
    </style:style>
    <style:style style:name="P2" style:family="paragraph" style:parent-style-name="Standard">
      <style:text-properties officeooo:rsid="00192385" officeooo:paragraph-rsid="00192385"/>
    </style:style>
    <style:style style:name="P3" style:family="paragraph" style:parent-style-name="Standard">
      <style:text-properties officeooo:rsid="0022bd8d" officeooo:paragraph-rsid="0022bd8d"/>
    </style:style>
    <style:style style:name="P4" style:family="paragraph" style:parent-style-name="Standard" style:list-style-name="L1">
      <style:text-properties officeooo:paragraph-rsid="00196427"/>
    </style:style>
    <style:style style:name="P5" style:family="paragraph" style:parent-style-name="Standard" style:list-style-name="L1">
      <style:text-properties officeooo:paragraph-rsid="0025a99c"/>
    </style:style>
    <style:style style:name="P6" style:family="paragraph" style:parent-style-name="Standard" style:list-style-name="L1">
      <style:text-properties officeooo:rsid="00196427" officeooo:paragraph-rsid="00196427"/>
    </style:style>
    <style:style style:name="P7" style:family="paragraph" style:parent-style-name="Standard" style:list-style-name="L1">
      <style:text-properties officeooo:rsid="001aad57" officeooo:paragraph-rsid="001aad57"/>
    </style:style>
    <style:style style:name="P8" style:family="paragraph" style:parent-style-name="Standard" style:list-style-name="L1">
      <style:text-properties officeooo:rsid="002bcb38" officeooo:paragraph-rsid="002bcb38"/>
    </style:style>
    <style:style style:name="P9" style:family="paragraph" style:parent-style-name="Standard" style:list-style-name="L1">
      <style:text-properties officeooo:rsid="001c1e6b" officeooo:paragraph-rsid="001d8078"/>
    </style:style>
    <style:style style:name="P10" style:family="paragraph" style:parent-style-name="Standard" style:list-style-name="L1">
      <style:text-properties officeooo:rsid="001c1e6b" officeooo:paragraph-rsid="001c1e6b"/>
    </style:style>
    <style:style style:name="P11" style:family="paragraph" style:parent-style-name="Standard" style:list-style-name="L1">
      <style:text-properties style:text-underline-style="none" officeooo:rsid="00196427" officeooo:paragraph-rsid="001d8078"/>
    </style:style>
    <style:style style:name="P12" style:family="paragraph" style:parent-style-name="Standard" style:list-style-name="L1">
      <style:text-properties officeooo:rsid="002cfe8d" officeooo:paragraph-rsid="002cfe8d"/>
    </style:style>
    <style:style style:name="P13" style:family="paragraph" style:parent-style-name="Standard" style:list-style-name="L1">
      <style:text-properties officeooo:rsid="00218893" officeooo:paragraph-rsid="00218893"/>
    </style:style>
    <style:style style:name="P14" style:family="paragraph" style:parent-style-name="Standard" style:list-style-name="L2">
      <style:text-properties officeooo:paragraph-rsid="002306ab"/>
    </style:style>
    <style:style style:name="P15" style:family="paragraph" style:parent-style-name="Standard" style:list-style-name="L2">
      <style:text-properties officeooo:paragraph-rsid="0023522a"/>
    </style:style>
    <style:style style:name="P16" style:family="paragraph" style:parent-style-name="Standard" style:list-style-name="L2">
      <style:text-properties officeooo:rsid="0022bd8d" officeooo:paragraph-rsid="0022bd8d"/>
    </style:style>
    <style:style style:name="P17" style:family="paragraph" style:parent-style-name="Standard" style:list-style-name="L2">
      <style:text-properties officeooo:rsid="0023c3f3" officeooo:paragraph-rsid="0023c3f3"/>
    </style:style>
    <style:style style:name="P18" style:family="paragraph" style:parent-style-name="Standard" style:list-style-name="L2">
      <style:text-properties officeooo:rsid="002306ab" officeooo:paragraph-rsid="002306ab"/>
    </style:style>
    <style:style style:name="T1" style:family="text">
      <style:text-properties officeooo:rsid="0019642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0d147"/>
    </style:style>
    <style:style style:name="T4" style:family="text">
      <style:text-properties officeooo:rsid="001aad57"/>
    </style:style>
    <style:style style:name="T5" style:family="text">
      <style:text-properties officeooo:rsid="001c1e6b"/>
    </style:style>
    <style:style style:name="T6" style:family="text">
      <style:text-properties style:text-underline-style="none"/>
    </style:style>
    <style:style style:name="T7" style:family="text">
      <style:text-properties officeooo:rsid="001d8078"/>
    </style:style>
    <style:style style:name="T8" style:family="text">
      <style:text-properties officeooo:rsid="0023c3f3"/>
    </style:style>
    <style:style style:name="T9" style:family="text">
      <style:text-properties officeooo:rsid="00253bfe"/>
    </style:style>
    <style:style style:name="T10" style:family="text">
      <style:text-properties officeooo:rsid="0025a99c"/>
    </style:style>
    <style:style style:name="T11" style:family="text">
      <style:text-properties officeooo:rsid="0026f0d0"/>
    </style:style>
    <style:style style:name="T12" style:family="text">
      <style:text-properties officeooo:rsid="002306ab"/>
    </style:style>
    <style:style style:name="T13" style:family="text">
      <style:text-properties officeooo:rsid="0023522a"/>
    </style:style>
    <style:style style:name="T14" style:family="text">
      <style:text-properties officeooo:rsid="00287ed7"/>
    </style:style>
    <style:style style:name="T15" style:family="text">
      <style:text-properties officeooo:rsid="0028e814"/>
    </style:style>
    <style:style style:name="T16" style:family="text">
      <style:text-properties officeooo:rsid="0029f867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1aad57" style:font-style-asian="italic" style:font-style-complex="italic"/>
    </style:style>
    <style:style style:name="T19" style:family="text">
      <style:text-properties fo:font-style="italic" officeooo:rsid="0028e814" style:font-style-asian="italic" style:font-style-complex="italic"/>
    </style:style>
    <style:style style:name="T20" style:family="text">
      <style:text-properties fo:font-style="italic" style:text-underline-style="none" style:font-style-asian="italic" style:font-style-complex="italic"/>
    </style:style>
    <style:style style:name="T21" style:family="text">
      <style:text-properties fo:font-style="italic" style:text-underline-style="none" officeooo:rsid="00196427" style:font-style-asian="italic" style:font-style-complex="italic"/>
    </style:style>
    <style:style style:name="T22" style:family="text">
      <style:text-properties fo:font-style="italic" style:text-underline-style="none" officeooo:rsid="0023c3f3" style:font-style-asian="italic" style:font-style-complex="italic"/>
    </style:style>
    <style:style style:name="T23" style:family="text">
      <style:text-properties fo:font-style="italic" style:text-underline-style="none" officeooo:rsid="0029f867" style:font-style-asian="italic" style:font-style-complex="italic"/>
    </style:style>
    <style:style style:name="T24" style:family="text">
      <style:text-properties fo:font-style="italic" style:text-underline-style="none" officeooo:rsid="002f9149" style:font-style-asian="italic" style:font-style-complex="italic"/>
    </style:style>
    <style:style style:name="T25" style:family="text">
      <style:text-properties fo:font-style="italic" style:text-underline-style="none" officeooo:rsid="00301813" style:font-style-asian="italic" style:font-style-complex="italic"/>
    </style:style>
    <style:style style:name="T2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7" style:family="text">
      <style:text-properties fo:font-style="italic" style:text-underline-style="solid" style:text-underline-width="auto" style:text-underline-color="font-color" officeooo:rsid="0028e814" style:font-style-asian="italic" style:font-style-complex="italic"/>
    </style:style>
    <style:style style:name="T28" style:family="text">
      <style:text-properties fo:font-style="italic" style:text-underline-style="solid" style:text-underline-width="auto" style:text-underline-color="font-color" officeooo:rsid="002bb5c6" style:font-style-asian="italic" style:font-style-complex="italic"/>
    </style:style>
    <style:style style:name="T29" style:family="text">
      <style:text-properties fo:font-style="italic" style:text-underline-style="solid" style:text-underline-width="auto" style:text-underline-color="font-color" officeooo:rsid="001c1e6b" style:font-style-asian="italic" style:font-style-complex="italic"/>
    </style:style>
    <style:style style:name="T30" style:family="text">
      <style:text-properties fo:font-style="italic" style:text-underline-style="solid" style:text-underline-width="auto" style:text-underline-color="font-color" officeooo:rsid="002cfe8d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2f9149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31e63c" style:font-style-asian="italic" style:font-style-complex="italic"/>
    </style:style>
    <style:style style:name="T33" style:family="text">
      <style:text-properties officeooo:rsid="002bb5c6"/>
    </style:style>
    <style:style style:name="T34" style:family="text">
      <style:text-properties officeooo:rsid="002f9149"/>
    </style:style>
    <style:style style:name="T35" style:family="text">
      <style:text-properties officeooo:rsid="00301813"/>
    </style:style>
    <style:style style:name="T36" style:family="text">
      <style:text-properties officeooo:rsid="0031e63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Για τα διαγράμματα ΟΣ <text:span text:style-name="T9">(αρχείο hw2.pdf)</text:span> δώστε τα αντίστοιχα σχεσιακά σχήματα. Υπογραμμίστε τα κύρια κλειδιά και επισημάνετε τα ξένα κλειδιά και που αυτά αναφέρονται.</text:p>
      <text:p text:style-name="P2"/>
      <text:p text:style-name="P2">(1)</text:p>
      <text:list xml:id="list915082281" text:style-name="L1">
        <text:list-item>
          <text:p text:style-name="P6">Χρήστης (<text:span text:style-name="T2">email</text:span>, Ψευδώνυμο, Όνομα, Επώνυμο)</text:p>
        </text:list-item>
        <text:list-item>
          <text:p text:style-name="P6">Εφαρμογή (<text:span text:style-name="T2">κωδικός</text:span>, όνομα, εταιρία, είδος, <text:span text:style-name="T18">όνομα-κατηγορία</text:span>)</text:p>
          <text:list>
            <text:list-item>
              <text:p text:style-name="P7">όνομα-κατηγορία αποτελεί ξένο κλειδί και αναφέρεται στ<text:span text:style-name="T11">ον πίνακα</text:span> κατηγορία</text:p>
            </text:list-item>
          </text:list>
        </text:list-item>
        <text:list-item>
          <text:p text:style-name="P6">Χρησιμοποιεί (<text:span text:style-name="T26">email-</text:span><text:span text:style-name="T29">χρήστη</text:span><text:span text:style-name="T31">ς</text:span><text:span text:style-name="T26">,κωδικός-</text:span><text:span text:style-name="T29">εφαρμογή</text:span>)</text:p>
          <text:list>
            <text:list-item>
              <text:p text:style-name="P8">όνομα-χρήστη<text:span text:style-name="T34">ς</text:span> αποτελεί ξένο κλειδί και αναφέρεται στον πίνακα Χρήστης</text:p>
            </text:list-item>
            <text:list-item>
              <text:p text:style-name="P8">κωδικός-εφαρμογή αποτελεί ξένο κλειδί και αναφέρεται στον πίνακα Εφαρμογή</text:p>
            </text:list-item>
          </text:list>
        </text:list-item>
        <text:list-item>
          <text:p text:style-name="P4"><text:span text:style-name="T1">Κατηγορία </text:span><text:span text:style-name="T4">(</text:span><text:span text:style-name="T3">όνομα</text:span><text:span text:style-name="T4">)</text:span></text:p>
        </text:list-item>
        <text:list-item>
          <text:p text:style-name="P9">Ανάρτηση (<text:span text:style-name="T2">κωδικός</text:span>, ώρα, περιεχόμενο, ημερομηνία, <text:span text:style-name="T21">email-</text:span><text:span text:style-name="T20">χρήστη</text:span><text:span text:style-name="T24">ς</text:span><text:span text:style-name="T21">,κωδικός-</text:span><text:span text:style-name="T20">εφαρμογής</text:span>)</text:p>
          <text:list>
            <text:list-item>
              <text:p text:style-name="P11">email-<text:span text:style-name="T5">χρήστη</text:span><text:span text:style-name="T34">ς</text:span>,κωδικός-<text:span text:style-name="T5">εφαρμογής </text:span><text:span text:style-name="T7">αποτελεί ξένο κλειδί και αναφέρεται στ</text:span><text:span text:style-name="T11">ον πίνακα της συσχέτισης</text:span><text:span text:style-name="T7"> Χρησιμοποιεί του συνυπολογισμού</text:span></text:p>
            </text:list-item>
          </text:list>
        </text:list-item>
        <text:list-item>
          <text:p text:style-name="P10">Σχολιάζει (<text:span text:style-name="T26">κωδικός-ανάρτηση,email-χρήστη</text:span><text:span text:style-name="T30">ς</text:span>, κείμενο)</text:p>
          <text:list>
            <text:list-item>
              <text:p text:style-name="P12">κωδικός-ανάρτηση αποτελεί ξένο κλειδί και αναφέρεται στον πίνακα Ανάρτηση</text:p>
            </text:list-item>
            <text:list-item>
              <text:p text:style-name="P12">email-χρήστης αποτελεί ξένο κλειδί και αναφέρεται στον πίνακα Χρήστης</text:p>
            </text:list-item>
          </text:list>
        </text:list-item>
        <text:list-item>
          <text:p text:style-name="P13">Είναι_Φίλος (<text:span text:style-name="T26">email-χρήστη</text:span><text:span text:style-name="T32">1, email-χρήστη2</text:span>)</text:p>
          <text:list>
            <text:list-item>
              <text:p text:style-name="P5"><text:span text:style-name="T10">email-χρήστη</text:span><text:span text:style-name="T36">1, email-χρήστη2</text:span><text:span text:style-name="T10"> είναι ξένο κλειδί και αναφέρεται στ</text:span><text:span text:style-name="T11">ον πίνακα</text:span><text:span text:style-name="T10"> χρήστης</text:span></text:p>
            </text:list-item>
          </text:list>
        </text:list-item>
      </text:list>
      <text:p text:style-name="P2"/>
      <text:p text:style-name="P3">(2)</text:p>
      <text:list xml:id="list3537233401" text:style-name="L2">
        <text:list-item>
          <text:p text:style-name="P16">Σκάφος (<text:span text:style-name="T2">Όνομα, Ιδιοκτήτης,</text:span><text:span text:style-name="T6"> </text:span><text:span text:style-name="T22">Όνομα-Μαρίνα, </text:span><text:span text:style-name="T23">Όνομα-Χώρα-</text:span><text:span text:style-name="T25">Μαρίνα</text:span>)</text:p>
          <text:list>
            <text:list-item>
              <text:p text:style-name="P17">Όνομα-Μαρίνα, <text:span text:style-name="T16">Όνομα-Χώρα-</text:span><text:span text:style-name="T35">Μαρίνα</text:span> αποτελεί ξένο κλειδί και αναφέρεται στην οντότητα Μαρίνα</text:p>
            </text:list-item>
          </text:list>
        </text:list-item>
        <text:list-item>
          <text:p text:style-name="P18">Χώρα (<text:span text:style-name="T2">Όνομα</text:span>, Ήπειρος)</text:p>
        </text:list-item>
        <text:list-item>
          <text:p text:style-name="P18">Θέση (<text:span text:style-name="T2">Ημερομηνία, Ώρα</text:span>, γεωγρ_πλάτος, γεωγρ_μήκος, <text:span text:style-name="T26">όνομα-σκάφος, ιδιοκτήτης-σκάφος</text:span>)</text:p>
          <text:list>
            <text:list-item>
              <text:p text:style-name="P14"><text:span text:style-name="T12">όνομα-σκάφος και ιδιοκτήτης-σκάφος είναι ξένα κλειδιά και αναφέρονται στ</text:span><text:span text:style-name="T11">ον πίνακα</text:span><text:span text:style-name="T12"> Σκάφος</text:span></text:p>
            </text:list-item>
          </text:list>
        </text:list-item>
        <text:list-item>
          <text:p text:style-name="P18">Μαρίνα (<text:span text:style-name="T2">Όνομα, </text:span><text:span text:style-name="T26">Όνομα-Χώρα</text:span>)</text:p>
          <text:list>
            <text:list-item>
              <text:p text:style-name="P18">όνομα-χώρα είναι ξένο κλειδί και αναφέρεται στην οντότητα χώρα</text:p>
            </text:list-item>
          </text:list>
        </text:list-item>
        <text:list-item>
          <text:p text:style-name="P18">Επίσκεψη (<text:span text:style-name="T2">από ημερομηνία</text:span>, ως ημερομηνία, <text:span text:style-name="T26">Όνομα-Μαρίνα, </text:span><text:span text:style-name="T27">Όνομα-Χώρα-</text:span><text:span text:style-name="T28">Μαρίνα</text:span><text:span text:style-name="T19">,</text:span><text:span text:style-name="T17"> </text:span><text:span text:style-name="T26">Όνομα-Σκάφος, Ιδιοκτήτης-Σκάφος</text:span>)</text:p>
          <text:list>
            <text:list-item>
              <text:p text:style-name="P15"><text:span text:style-name="T13">Όνομα-Μαρίνα, </text:span><text:span text:style-name="T15">Όνομα-Χώρα-</text:span><text:span text:style-name="T33">Μαρίνα</text:span><text:span text:style-name="T13"> είναι ξένο κλειδί και αναφέρεται στ</text:span><text:span text:style-name="T11">ον πίνακα</text:span><text:span text:style-name="T13"> Μαρίνα</text:span></text:p>
            </text:list-item>
            <text:list-item>
              <text:p text:style-name="P15"><text:span text:style-name="T13">Όνομα-Σκάφο</text:span><text:span text:style-name="T8">ς</text:span><text:span text:style-name="T13"> και Ιδιοκτήτης-Σκάφος αποτελούν ξένα κλειδιά και αναφέρονται στ</text:span><text:span text:style-name="T14">ον πίνακα</text:span><text:span text:style-name="T13"> <text:s/>Σκάφο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weight="bold" officeooo:rsid="0025153f" officeooo:paragraph-rsid="0025153f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Ευστάθιος Ιωσηφίδης, ΑΜ: 21027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Ευστάθιος Ιωσηφίδης</meta:initial-creator>
    <meta:creation-date>2021-03-31T17:53:37.288276422</meta:creation-date>
    <meta:generator>LibreOffice/6.4.6.2$Linux_X86_64 LibreOffice_project/40$Build-2</meta:generator>
    <dc:date>2021-04-12T23:43:31.959476995</dc:date>
    <dc:creator>Ευστάθιος Ιωσηφίδης</dc:creator>
    <meta:editing-duration>PT1H29M54S</meta:editing-duration>
    <meta:editing-cycles>31</meta:editing-cycles>
    <meta:document-statistic meta:table-count="0" meta:image-count="0" meta:object-count="0" meta:page-count="1" meta:paragraph-count="28" meta:word-count="227" meta:character-count="1832" meta:non-whitespace-character-count="1656"/>
  </office:meta>
</office:document-meta>
</file>